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5.0651" calcext:value-type="float">
            <text:p>15.0651</text:p>
          </table:table-cell>
          <table:table-cell office:value-type="float" office:value="15.1383" calcext:value-type="float">
            <text:p>15.1383</text:p>
          </table:table-cell>
          <table:table-cell office:value-type="float" office:value="14.9165" calcext:value-type="float">
            <text:p>14.9165</text:p>
          </table:table-cell>
          <table:table-cell office:value-type="float" office:value="14.9532" calcext:value-type="float">
            <text:p>14.9532</text:p>
          </table:table-cell>
          <table:table-cell office:value-type="float" office:value="14.9826" calcext:value-type="float">
            <text:p>14.9826</text:p>
          </table:table-cell>
          <table:table-cell office:value-type="float" office:value="14.956" calcext:value-type="float">
            <text:p>14.956</text:p>
          </table:table-cell>
          <table:table-cell office:value-type="float" office:value="14.912" calcext:value-type="float">
            <text:p>14.912</text:p>
          </table:table-cell>
          <table:table-cell office:value-type="float" office:value="14.6381" calcext:value-type="float">
            <text:p>14.6381</text:p>
          </table:table-cell>
          <table:table-cell office:value-type="float" office:value="14.8756" calcext:value-type="float">
            <text:p>14.8756</text:p>
          </table:table-cell>
          <table:table-cell office:value-type="float" office:value="14.5255" calcext:value-type="float">
            <text:p>14.5255</text:p>
          </table:table-cell>
        </table:table-row>
        <table:table-row table:style-name="ro1">
          <table:table-cell office:value-type="float" office:value="14.7004" calcext:value-type="float">
            <text:p>14.7004</text:p>
          </table:table-cell>
          <table:table-cell office:value-type="float" office:value="14.782" calcext:value-type="float">
            <text:p>14.782</text:p>
          </table:table-cell>
          <table:table-cell office:value-type="float" office:value="14.5705" calcext:value-type="float">
            <text:p>14.5705</text:p>
          </table:table-cell>
          <table:table-cell office:value-type="float" office:value="14.6036" calcext:value-type="float">
            <text:p>14.6036</text:p>
          </table:table-cell>
          <table:table-cell office:value-type="float" office:value="14.6336" calcext:value-type="float">
            <text:p>14.6336</text:p>
          </table:table-cell>
          <table:table-cell office:value-type="float" office:value="14.6088" calcext:value-type="float">
            <text:p>14.6088</text:p>
          </table:table-cell>
          <table:table-cell office:value-type="float" office:value="14.5675" calcext:value-type="float">
            <text:p>14.5675</text:p>
          </table:table-cell>
          <table:table-cell office:value-type="float" office:value="14.9883" calcext:value-type="float">
            <text:p>14.9883</text:p>
          </table:table-cell>
          <table:table-cell office:value-type="float" office:value="14.5254" calcext:value-type="float">
            <text:p>14.5254</text:p>
          </table:table-cell>
          <table:table-cell office:value-type="float" office:value="14.871" calcext:value-type="float">
            <text:p>14.87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amples:</text:p>
          </table:table-cell>
          <table:table-cell table:formula="of:=COUNT([.A1:.Z1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ange</text:p>
          </table:table-cell>
          <table:table-cell table:number-columns-repeated="7"/>
        </table:table-row>
        <table:table-row table:style-name="ro1">
          <table:table-cell table:formula="of:=AVERAGE([.A1:.Z1])" office:value-type="float" office:value="14.89629" calcext:value-type="float">
            <text:p>14.89629</text:p>
          </table:table-cell>
          <table:table-cell table:formula="of:=COM.MICROSOFT.STDEV.S([.A1:.Z1])" office:value-type="float" office:value="0.1845564439406" calcext:value-type="float">
            <text:p>0.1845564439406</text:p>
          </table:table-cell>
          <table:table-cell table:formula="of:=MAX([.A1:.Z1])-MIN([.A1:.Z1])" office:value-type="float" office:value="0.612799999999998" calcext:value-type="float">
            <text:p>0.612799999999998</text:p>
          </table:table-cell>
          <table:table-cell table:number-columns-repeated="7"/>
        </table:table-row>
        <table:table-row table:style-name="ro1">
          <table:table-cell table:formula="of:=AVERAGE([.A2:.Z2])" office:value-type="float" office:value="14.68511" calcext:value-type="float">
            <text:p>14.68511</text:p>
          </table:table-cell>
          <table:table-cell table:formula="of:=COM.MICROSOFT.STDEV.S([.A2:.Z2])" office:value-type="float" office:value="0.15044229200003" calcext:value-type="float">
            <text:p>0.15044229200003</text:p>
          </table:table-cell>
          <table:table-cell table:formula="of:=MAX([.A2:.Z2])-MIN([.A2:.Z2])" office:value-type="float" office:value="0.462900000000001" calcext:value-type="float">
            <text:p>0.4629000000000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4:16:05.743595378</meta:creation-date>
    <dc:date>2018-11-16T15:28:29.132100808</dc:date>
    <meta:editing-duration>PT11M42S</meta:editing-duration>
    <meta:editing-cycles>1</meta:editing-cycles>
    <meta:document-statistic meta:table-count="1" meta:cell-count="31" meta:object-count="0"/>
    <meta:generator>LibreOffice/5.3.6.1$Linux_X86_64 LibreOffice_project/30$Build-1</meta:generator>
  </office:meta>
</office:document-meta>
</file>